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Aptos EmbeddedFont', 'Aptos MSFontService', Calibri, Helvetica, sans-serif"/>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ptos" fo:font-size="11pt"/>
    </style:style>
    <style:style style:name="P2" style:family="paragraph" style:parent-style-name="Standard">
      <style:text-properties style:font-name="Aptos" fo:font-size="11pt" fo:font-weight="bold"/>
    </style:style>
    <style:style style:name="P3" style:family="paragraph" style:parent-style-name="Standard">
      <style:paragraph-properties fo:margin-top="0in" fo:margin-bottom="0.1965in" style:contextual-spacing="false"/>
      <style:text-properties style:font-name="Aptos" fo:font-size="11pt"/>
    </style:style>
    <style:style style:name="P4" style:family="paragraph" style:parent-style-name="Text_20_body" style:list-style-name="L1">
      <style:paragraph-properties fo:margin-top="0in" fo:margin-bottom="0in" style:contextual-spacing="false"/>
      <style:text-properties style:font-name="Aptos" fo:font-size="11pt"/>
    </style:style>
    <style:style style:name="P5" style:family="paragraph" style:parent-style-name="Text_20_body">
      <style:paragraph-properties fo:margin-top="0in" fo:margin-bottom="0in" style:contextual-spacing="false"/>
      <style:text-properties style:font-name="Aptos" fo:font-size="11pt"/>
    </style:style>
    <style:style style:name="P6" style:family="paragraph" style:parent-style-name="Text_20_body">
      <style:paragraph-properties fo:margin-top="0in" fo:margin-bottom="0in" style:contextual-spacing="false"/>
      <style:text-properties style:font-name="Aptos" fo:font-size="11pt" fo:font-weight="bold"/>
    </style:style>
    <style:style style:name="P7" style:family="paragraph" style:parent-style-name="Text_20_body">
      <style:text-properties style:font-name="Aptos" fo:font-size="11pt" fo:font-weight="bold"/>
    </style:style>
    <style:style style:name="P8" style:family="paragraph" style:parent-style-name="Text_20_body" style:list-style-name="L2">
      <style:paragraph-properties fo:margin-top="0in" fo:margin-bottom="0in" style:contextual-spacing="false"/>
      <style:text-properties style:font-name="Aptos" fo:font-size="11pt"/>
    </style:style>
    <style:style style:name="P9" style:family="paragraph" style:parent-style-name="Text_20_body" style:list-style-name="L3">
      <style:paragraph-properties fo:margin-top="0in" fo:margin-bottom="0in" style:contextual-spacing="false"/>
      <style:text-properties style:font-name="Aptos" fo:font-size="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Καλησπέρα Βασίλη,</text:p>
      <text:p text:style-name="P1"/>
      <text:p text:style-name="P1">Σου στέλνω το assessment στο οποίο αναφερθήκαμε στο interview. </text:p>
      <text:p text:style-name="P1">Περιμένω τα αποτελέσματα μέχρι και 9/3. </text:p>
      <text:p text:style-name="P1"/>
      <text:p text:style-name="P1">Θα αξιολογήσουμε την κατανόηση των δεδομένων και του business προβλήματος, την καθαρότητα και το modularity του κώδικα, την ίδια τη χρήση SQL &amp; Python καθώς και την τεκμηρίωση και την αναλυτική σκέψη. Σε περίπτωση που σταλεί νωρίτερα αυτό θα συνυπολογιστεί. Θα ήθελα να μας επιστρέψεις ένα repo που εκτός από τον κώδικα θα περιλαμβάνει και documentation/οδηγίες.</text:p>
      <text:p text:style-name="P1"/>
      <text:p text:style-name="P1">Είμαι στη διάθεσή σου αν κάτι χρειαστεί.</text:p>
      <text:p text:style-name="P1"/>
      <text:p text:style-name="P1">---------------------------------------------</text:p>
      <text:p text:style-name="P1"/>
      <text:p text:style-name="P2">Context</text:p>
      <text:p text:style-name="P1">We are in a production floor composed with multiple production lines. We keep track of each production line status and based on these data we calculate our production KPIs for production manager.</text:p>
      <text:p text:style-name="P1"/>
      <text:p text:style-name="P1"/>
      <text:p text:style-name="P2">Data</text:p>
      <text:p text:style-name="P3">The data we collect have 3 columns</text:p>
      <text:list xml:id="list3206821008" text:style-name="L1">
        <text:list-item>
          <text:p text:style-name="P4">production_line_id: the unique identifier of the production line.</text:p>
        </text:list-item>
        <text:list-item>
          <text:p text:style-name="P4">status : the status of production line. Takes three distinct values.</text:p>
          <text:list>
            <text:list-item>
              <text:p text:style-name="P4">ON : the production line is operating normally.</text:p>
            </text:list-item>
            <text:list-item>
              <text:p text:style-name="P4">START : the production started and this is generated with the production line initiation.</text:p>
            </text:list-item>
            <text:list-item>
              <text:p text:style-name="P4">END : the production line stopped the operation. This is generated with production line termintation.</text:p>
            </text:list-item>
          </text:list>
        </text:list-item>
        <text:list-item>
          <text:p text:style-name="P4">timestamp : the exact timestamp of the production line's status update.</text:p>
        </text:list-item>
      </text:list>
      <text:p text:style-name="P5"/>
      <text:p text:style-name="P6"/>
      <text:p text:style-name="P7">Business Questions</text:p>
      <text:list xml:id="list1467842150" text:style-name="L2">
        <text:list-item>
          <text:p text:style-name="P8">For production line "gr-np-47", give me table with columns</text:p>
          <text:list>
            <text:list-item>
              <text:p text:style-name="P8">start_timestamp: the timestamp with the initiation of the production process.</text:p>
            </text:list-item>
            <text:list-item>
              <text:p text:style-name="P8">stop_timestamp: the timestamp with the termination of the production process after the last initiation.duration: the total duration of the production process.</text:p>
            </text:list-item>
          </text:list>
        </text:list-item>
        <text:list-item>
          <text:p text:style-name="P8">What is the total uptime and downtime of the whole production floor?</text:p>
        </text:list-item>
        <text:list-item>
          <text:p text:style-name="P8">Which production line had the most downtime and how much that was?</text:p>
        </text:list-item>
      </text:list>
      <text:p text:style-name="P5"/>
      <text:p text:style-name="P5"/>
      <text:p text:style-name="P7">Exercise</text:p>
      <text:list xml:id="list2193996206" text:style-name="L3">
        <text:list-item>
          <text:p text:style-name="P9">Provide a python package with the functions that can answer "Business Questions", with a how-to-use guide.</text:p>
        </text:list-item>
        <text:list-item>
          <text:p text:style-name="P9">Provide the .sql files with the code that creates the tables/views needed to answer the "Business Questions", with a guide to implement it into our DWH.</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Aptos EmbeddedFont', 'Aptos MSFontService', Calibri, Helvetica, sans-serif"/>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5T22:47:48.701954200</meta:creation-date>
    <dc:date>2026-03-05T22:48:01.968918258</dc:date>
    <meta:editing-duration>PT15S</meta:editing-duration>
    <meta:editing-cycles>1</meta:editing-cycles>
    <meta:document-statistic meta:table-count="0" meta:image-count="0" meta:object-count="0" meta:page-count="1" meta:paragraph-count="25" meta:word-count="311" meta:character-count="1979" meta:non-whitespace-character-count="1704"/>
    <meta:generator>LibreOffice/7.3.7.2$Linux_X86_64 LibreOffice_project/30$Build-2</meta:generator>
  </office:meta>
</office:document-meta>
</file>